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62.18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43.37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UPIL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** Schüler **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office:value-type="string" calcext:value-type="string">
            <text:p>Schuljahr</text:p>
          </table:table-cell>
          <table:table-cell table:style-name="Default" office:value-type="string" calcext:value-type="string">
            <text:p>2016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Klasse</text:p>
          </table:table-cell>
          <table:table-cell table:style-name="Default" office:value-type="string" calcext:value-type="string">
            <text:p>Sortiernam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ßstab</text:p>
          </table:table-cell>
          <table:table-cell office:value-type="string" calcext:value-type="string">
            <text:p>Vornamen</text:p>
          </table:table-cell>
          <table:table-cell table:style-name="Default"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Eintrittsdatum</text:p>
          </table:table-cell>
          <table:table-cell office:value-type="string" calcext:value-type="string">
            <text:p>Austrittsdatum</text:p>
          </table:table-cell>
          <table:table-cell office:value-type="string" calcext:value-type="string">
            <text:p>EintrittQ</text:p>
          </table:table-cell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00701" calcext:value-type="float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Erger Anton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float" office:value="200702" calcext:value-type="float">
            <text:p>2007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ornbusch Cecilia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Dornbu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float" office:value="200703" calcext:value-type="float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ruenberg von Alber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float" office:value="200704" calcext:value-type="float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oestlich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float" office:value="200705" calcext:value-type="float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ammfeld zu Bern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float" office:value="200706" calcext:value-type="float">
            <text:p>2007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ose Luzie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ngenhagen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float" office:value="200952" calcext:value-type="float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hwips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float" office:value="201051" calcext:value-type="float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ufrisch Tanja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601" calcext:value-type="float">
            <text:p>2006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delig Annegret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float" office:value="200602" calcext:value-type="float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unte Bertha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float" office:value="200603" calcext:value-type="float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arstensen Christi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float" office:value="200604" calcext:value-type="float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emmermann Davi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float" office:value="200951" calcext:value-type="float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rlen zu den Ole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float" office:value="200605" calcext:value-type="float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nsky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float" office:value="200606" calcext:value-type="float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uemann Nellie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float" office:value="200851" calcext:value-type="float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lass Penelope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office:value-type="float" office:value="200607" calcext:value-type="float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Unstet Irmgard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style-name="ce1" office:value-type="string" calcext:value-type="string">
            <text:p>2016-01-31</text:p>
          </table:table-cell>
          <table:table-cell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office:value-type="float" office:value="200501" calcext:value-type="float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mundsen Ann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float" office:value="200502" calcext:value-type="float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lumig Bettina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float" office:value="200503" calcext:value-type="float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hristiansen Carst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float" office:value="200504" calcext:value-type="float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onau Danie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float" office:value="200505" calcext:value-type="float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assau Erns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float" office:value="200506" calcext:value-type="float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athenau Id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float" office:value="200953" calcext:value-type="float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arke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float" office:value="200852" calcext:value-type="float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reng Susanne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401" calcext:value-type="float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rnold Rufu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float" office:value="200651" calcext:value-type="float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strein Renate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  <table:table-cell table:style-name="ce1" office:value-type="string" calcext:value-type="string">
            <text:p>2015-09-03</text:p>
          </table:table-cell>
        </table:table-row>
        <table:table-row table:style-name="ro1">
          <table:table-cell office:value-type="float" office:value="201052" calcext:value-type="float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uerre Robin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  <table:table-cell table:style-name="ce1" office:value-type="string" calcext:value-type="string">
            <text:p>2015-09-03</text:p>
          </table:table-cell>
        </table:table-row>
        <table:table-row table:style-name="ro1">
          <table:table-cell office:value-type="float" office:value="200403" calcext:value-type="float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lanzlicht Stefanie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float" office:value="200404" calcext:value-type="float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arnisch Hermione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table:style-name="ce1" office:value-type="string" calcext:value-type="string">
            <text:p>2015-09-03</text:p>
          </table:table-cell>
        </table:table-row>
        <table:table-row table:style-name="ro1">
          <table:table-cell office:value-type="float" office:value="200407" calcext:value-type="float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ohmeier Lieselotte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float" office:value="200408" calcext:value-type="float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andelbrot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table:style-name="ce1" office:value-type="string" calcext:value-type="string">
            <text:p>2015-09-03</text:p>
          </table:table-cell>
        </table:table-row>
        <table:table-row table:style-name="ro1">
          <table:table-cell office:value-type="float" office:value="200853" calcext:value-type="float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lzingen vo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  <table:table-cell table:style-name="ce1" office:value-type="string" calcext:value-type="string">
            <text:p>2015-09-03</text:p>
          </table:table-cell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 office:value-type="float" office:value="200301" calcext:value-type="float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oellerman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table:style-name="ce1" office:value-type="string" calcext:value-type="string">
            <text:p>2014-09-11</text:p>
          </table:table-cell>
        </table:table-row>
        <table:table-row table:style-name="ro1">
          <table:table-cell office:value-type="float" office:value="200302" calcext:value-type="float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ieblich Luci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table:style-name="ce1" office:value-type="string" calcext:value-type="string">
            <text:p>2014-09-11</text:p>
          </table:table-cell>
        </table:table-row>
        <table:table-row table:style-name="ro1">
          <table:table-cell office:value-type="float" office:value="200305" calcext:value-type="float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usterschueler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table:style-name="ce1" office:value-type="string" calcext:value-type="string">
            <text:p>2014-09-11</text:p>
          </table:table-cell>
        </table:table-row>
        <table:table-row table:style-name="ro1">
          <table:table-cell office:value-type="float" office:value="200854" calcext:value-type="float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iemann Lar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  <table:table-cell table:style-name="ce1" office:value-type="string" calcext:value-type="string">
            <text:p>2014-09-11</text:p>
          </table:table-cell>
        </table:table-row>
        <table:table-row table:style-name="ro1">
          <table:table-cell office:value-type="float" office:value="200307" calcext:value-type="float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Veldt van der Olivia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table:style-name="ce1" office:value-type="string" calcext:value-type="string">
            <text:p>2014-09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.00.0000</text:date>, <text:time style:data-style-name="N2" text:time-value="12:15:34.114949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12:17:23.050034684</dc:date>
    <meta:editing-duration>PT31M12S</meta:editing-duration>
    <meta:editing-cycles>9</meta:editing-cycles>
    <meta:generator>LibreOffice/6.1.5.2$Linux_X86_64 LibreOffice_project/10$Build-2</meta:generator>
    <meta:document-statistic meta:table-count="1" meta:cell-count="485" meta:object-count="0"/>
  </office:meta>
</office:document-meta>
</file>